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ff0000"/>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text-properties fo:language="en" fo:country="US"/>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text-properties fo:color="#ff0000"/>
    </style:style>
    <style:style style:name="P8" style:family="paragraph" style:parent-style-name="Standard" style:list-style-name="L2">
      <style:text-properties fo:color="#ff0000"/>
    </style:style>
    <style:style style:name="P9" style:family="paragraph" style:parent-style-name="Standard" style:list-style-name="L2">
      <style:text-properties fo:color="#ff0000"/>
    </style:style>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3"/>
    <style:style style:name="P20" style:family="paragraph" style:parent-style-name="Standard" style:list-style-name="L3"/>
    <style:style style:name="P21" style:family="paragraph" style:parent-style-name="Standard" style:list-style-name="L3"/>
    <style:style style:name="P22" style:family="paragraph" style:parent-style-name="Standard">
      <style:text-properties fo:color="#000000" fo:language="en" fo:country="US"/>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text-properties fo:color="#800000"/>
    </style:style>
    <style:style style:name="P26" style:family="paragraph" style:parent-style-name="Text_20_body">
      <style:paragraph-properties fo:margin-left="0.635cm" fo:margin-right="0cm" fo:text-indent="0cm" style:auto-text-indent="false" fo:padding="0.049cm" fo:border="0.035cm solid #000000"/>
      <style:text-properties fo:color="#000000" fo:language="en" fo:country="US"/>
    </style:style>
    <style:style style:name="T1" style:family="text">
      <style:text-properties fo:color="#000000" fo:letter-spacing="normal" fo:language="es" fo:country="ES" style:font-name-asian="Arial1" style:font-name-complex="Arial1" style:text-scale="100%"/>
    </style:style>
    <style:style style:name="T2" style:family="text">
      <style:text-properties fo:color="#000000" style:font-name="Arial1" fo:font-size="8pt" fo:letter-spacing="normal" fo:language="es" fo:country="ES" style:font-name-asian="Arial1" style:font-size-asian="8pt" style:font-name-complex="Arial1" style:font-size-complex="8pt" style:text-scale="100%"/>
    </style:style>
    <style:style style:name="T3" style:family="text">
      <style:text-properties fo:color="#000000" style:font-name="Times New Roman" fo:font-size="12pt" fo:letter-spacing="normal" fo:language="es" fo:country="ES" style:font-name-asian="Arial1" style:font-size-asian="12pt" style:font-name-complex="Arial1" style:font-size-complex="12pt" style:text-scale="100%"/>
    </style:style>
    <style:style style:name="T4" style:family="text">
      <style:text-properties fo:color="#000000" fo:font-size="8pt" fo:letter-spacing="normal" fo:language="es" fo:country="ES" style:font-name-asian="Arial1" style:font-size-asian="8pt" style:font-name-complex="Arial1" style:font-size-complex="8pt" style:text-scale="100%"/>
    </style:style>
    <style:style style:name="T5" style:family="text">
      <style:text-properties fo:font-weight="bold" style:font-weight-asian="bold" style:font-weight-complex="bold"/>
    </style:style>
    <style:style style:name="T6" style:family="text">
      <style:text-properties fo:color="#800000"/>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finir</text:p>
      <text:p text:style-name="Standard"/>
      <text:p text:style-name="Standard"><text:tab/>* Grupos:</text:p>
      <text:p text:style-name="Standard"><text:tab/>Tomando en cuenta la norma ISO/IEC 12207 donde se define la estructura basica de los procesos del ciclo de vida del software que son:</text:p>
      <text:p text:style-name="Standard"/>
      <text:p text:style-name="Standard"><text:tab/><text:tab/>Procesos Principales:</text:p>
      <text:list text:style-name="L1">
        <text:list-item>
          <text:p text:style-name="P5">Adquisición</text:p>
        </text:list-item>
        <text:list-item>
          <text:p text:style-name="P5">Suministro</text:p>
        </text:list-item>
        <text:list-item>
          <text:p text:style-name="P7">Desarrollo </text:p>
        </text:list-item>
        <text:list-item>
          <text:p text:style-name="P5">Operación </text:p>
        </text:list-item>
        <text:list-item>
          <text:p text:style-name="P5">Mantenimiento</text:p>
        </text:list-item>
      </text:list>
      <text:p text:style-name="Standard"/>
      <text:p text:style-name="Standard"><text:tab/><text:tab/>Procesos de soporte:</text:p>
      <text:list text:style-name="L2">
        <text:list-item>
          <text:p text:style-name="P8">Documentación</text:p>
        </text:list-item>
        <text:list-item>
          <text:p text:style-name="P12">Administración de la configuración</text:p>
        </text:list-item>
        <text:list-item>
          <text:p text:style-name="P8">Seguro de calidad</text:p>
        </text:list-item>
        <text:list-item>
          <text:p text:style-name="P12">Verificación </text:p>
        </text:list-item>
        <text:list-item>
          <text:p text:style-name="P12">Validación</text:p>
        </text:list-item>
        <text:list-item>
          <text:p text:style-name="P12">Revisión conjunta</text:p>
        </text:list-item>
        <text:list-item>
          <text:p text:style-name="P12">Auditoria</text:p>
        </text:list-item>
        <text:list-item>
          <text:p text:style-name="P12">Resolución de Problemas</text:p>
        </text:list-item>
      </text:list>
      <text:p text:style-name="Standard"><text:tab/><text:tab/></text:p>
      <text:p text:style-name="Standard"><text:tab/><text:tab/>Procesos organizacionales:</text:p>
      <text:list text:style-name="L3">
        <text:list-item>
          <text:p text:style-name="P18">Gestión</text:p>
        </text:list-item>
        <text:list-item>
          <text:p text:style-name="P18">Infraestructura</text:p>
        </text:list-item>
        <text:list-item>
          <text:p text:style-name="P18">Mejora</text:p>
        </text:list-item>
        <text:list-item>
          <text:p text:style-name="P18">Entrenamiento</text:p>
        </text:list-item>
      </text:list>
      <text:p text:style-name="Standard"/>
      <text:p text:style-name="Standard">Tomando en cuenta esta distribución definida en el estandar se trabajara con mayor enfasis sobre la rama de desarrollo de los procesos principales, debido a las fases que cubre el alcanze de este trabajo (ingenieria de requerimientos y analisis).</text:p>
      <text:p text:style-name="Standard"/>
      <text:p text:style-name="Standard">Asi tambien el modelo definira los procesos de soporte relacionados con la documentación y seguro de calidad para las fases.</text:p>
      <text:p text:style-name="Standard"/>
      <text:p text:style-name="Standard"/>
      <text:p text:style-name="Standard"><text:tab/>* Procesos: Definir procesos para la ing. De requerimientos y analisis de los datos</text:p>
      <text:p text:style-name="Standard"/>
      <text:p text:style-name="Standard">Desarrollo:</text:p>
      <text:p text:style-name="Standard"/>
      <text:p text:style-name="P3">D1 – Ingenieria de requerimientos</text:p>
      <text:p text:style-name="P3">Roles</text:p>
      <table:table table:name="Table1" table:style-name="Table1">
        <table:table-column table:style-name="Table1.A" table:number-columns-repeated="2"/>
        <table:table-row>
          <table:table-cell table:style-name="Table1.A1" office:value-type="string">
            <text:p text:style-name="Table_20_Contents">Rol</text:p>
          </table:table-cell>
          <table:table-cell table:style-name="Table1.B1" office:value-type="string">
            <text:p text:style-name="Table_20_Contents">Descripción</text:p>
          </table:table-cell>
        </table:table-row>
        <table:table-row>
          <table:table-cell table:style-name="Table1.A2" office:value-type="string">
            <text:p text:style-name="Table_20_Contents">Cliente</text:p>
          </table:table-cell>
          <table:table-cell table:style-name="Table1.B2" office:value-type="string">
            <text:p text:style-name="Table_20_Contents"/>
          </table:table-cell>
        </table:table-row>
        <table:table-row>
          <table:table-cell table:style-name="Table1.A2" office:value-type="string">
            <text:p text:style-name="Table_20_Contents">Encargado de Requerimientos</text:p>
          </table:table-cell>
          <table:table-cell table:style-name="Table1.B2" office:value-type="string">
            <text:p text:style-name="Table_20_Contents"/>
          </table:table-cell>
        </table:table-row>
        <table:table-row>
          <table:table-cell table:style-name="Table1.A2" office:value-type="string">
            <text:p text:style-name="Table_20_Contents">Equipo de requerimientos</text:p>
          </table:table-cell>
          <table:table-cell table:style-name="Table1.B2" office:value-type="string">
            <text:p text:style-name="Table_20_Contents"/>
          </table:table-cell>
        </table:table-row>
      </table:table>
      <text:p text:style-name="P3"/>
      <text:p text:style-name="Standard"><text:tab/><text:span text:style-name="T5">Actividad 1: </text:span><text:span text:style-name="T3">Presentar las necesidades y caracteristicas requeridas</text:span></text:p>
      <text:p text:style-name="Standard"/>
      <text:p text:style-name="Standard"><text:tab/>El cliente presenta al encargado de requerimientos sus necesidades y caracteristicas deseadas para el proyecto.</text:p>
      <text:p text:style-name="Standard"><text:tab/>En este proceso se definen caracteristicas deseadas en el proyecto asi tambien como ciertos requerimientos funcionales necesarios para la organización</text:p>
      <text:p text:style-name="Standard"/>
      <text:p text:style-name="Standard"><text:tab/><text:span text:style-name="T5">Actividad 2:</text:span> Registrar necesidades del cliente</text:p>
      <text:p text:style-name="Standard"/>
      <text:p text:style-name="Standard"><text:tab/>El encargado del proyecto registra y obtiene la mayor cantidad de información posible referente al proyecto para su entendimiento. Existen varias tecnicas que permiten la comunicación con el cliente como las que se presentan en el cuadro, las cuales puede favorecer en la comunicación con el cliente.</text:p>
      <text:p text:style-name="Standard"/>
      <text:p text:style-name="P22">Ejemplo de tecnicas:</text:p>
      <text:p text:style-name="P26">Prototipos y modelos</text:p>
      <text:p text:style-name="P26">Lluvia de Ideas</text:p>
      <text:p text:style-name="P26">Extracción desde fuentes como documentos, estandares, o especificaciones</text:p>
      <text:p text:style-name="P26">Observaciones de productos existentes y ambientes</text:p>
      <text:p text:style-name="P26">Casos de uso</text:p>
      <text:p text:style-name="P26">Analisis de casos de negocios</text:p>
      <text:p text:style-name="P26">Ingenieria inversa</text:p>
      <text:p text:style-name="P24"><text:tab/><text:span text:style-name="T5">Actividad 3</text:span>: <text:span text:style-name="T1">Redactar/Modificar documento BASE de requerimientos</text:span></text:p>
      <text:p text:style-name="Standard"><text:tab/></text:p>
      <text:p text:style-name="Standard"><text:tab/>Segun <text:s/>conversaciones con el cliente de realiza la documentacion inicial de los requerimientos bases y requeridos por el cliente y el entorno del proyecto.</text:p>
      <text:p text:style-name="Standard"><text:tab/>Asi tambien se realizan modificaciones según correspondan para la verificabilidad de cumplimiento de todos los requerimientos.</text:p>
      <text:p text:style-name="Standard"/>
      <text:p text:style-name="Standard"><text:tab/><text:span text:style-name="T5">Actividad 4:</text:span> Realizar estudio de viabilidad del software.</text:p>
      <text:p text:style-name="Standard"><text:tab/><text:tab/>- Realizacion de estudio de viabilidad de aplicación del software deseado realizando un analisis de entorno actual de aplicación y factivilidad del desarrollo relacionado si corresponde a otros sistemas que existe.</text:p>
      <text:p text:style-name="Standard"><text:tab/><text:tab/>- Documentar, actualizar y/o modificar analisis de viabilidad según corresponda.</text:p>
      <text:p text:style-name="Standard"/>
      <text:p text:style-name="P24"><text:span text:style-name="T5"><text:tab/>Actividad 5:</text:span> <text:span text:style-name="T1">Análizar la documentación BASE</text:span></text:p>
      <text:p text:style-name="Standard"/>
      <text:p text:style-name="Standard"><text:tab/><text:tab/>- Analisis de documentación basica para entendimiento comun entre todos lo involucrados de generar el documento de requerimientos oficial.</text:p>
      <text:p text:style-name="Standard"/>
      <text:p text:style-name="Standard"><text:tab/><text:span text:style-name="T5">Activiad 6:</text:span> Redacción o modificación de documentacion Oficial de requerimientos desarrollado por el equipo de requerimientos. </text:p>
      <text:p text:style-name="Standard"><text:tab/>Se suguiere formato en Anexo 1.</text:p>
      <text:p text:style-name="Standard"><text:tab/><text:tab/>- Documentar o modificar los requerimientos encontrador formalmente.</text:p>
      <text:p text:style-name="Standard"><text:tab/><text:tab/>- Corregir documento de requerimientos según corresponda tomando en cuenta el analisis realizado anteriormente.</text:p>
      <text:p text:style-name="Standard"><text:tab/><text:tab/></text:p>
      <text:p text:style-name="Standard"><text:span text:style-name="T5"><text:tab/>Actividad 7: </text:span>Verificar el documento de requerimientos.</text:p>
      <text:p text:style-name="Standard"><text:tab/><text:tab/></text:p>
      <text:p text:style-name="P24"><text:tab/>Actividad 8: <text:span text:style-name="T1">Replantear la implementación según realidad y necesidades</text:span></text:p>
      <text:p text:style-name="P24"><text:span text:style-name="T1"/></text:p>
      <text:p text:style-name="P24"><text:span text:style-name="T1"><text:tab/>Actividad 9: Analizar estudio de viabilidad</text:span></text:p>
      <text:p text:style-name="Standard"/>
      <text:p text:style-name="Standard"><text:tab/>A<text:span text:style-name="T6">ctividad 5: Desarrollar plan de proyecto.</text:span></text:p>
      <text:p text:style-name="P25"><text:tab/><text:tab/>- Realizar analisis de estimacion de tiempo y esfuerzo.</text:p>
      <text:p text:style-name="P25"><text:tab/><text:tab/>- Segun documentacion oficial de requerimientos, el encargado del proyecto debera definir modelo de ciclo de vida apropiado según variables de tamaño, complejidad y alcance del proyecto.</text:p>
      <text:p text:style-name="P25"><text:tab/><text:tab/>- Definir cronograma de trabajo según estimación de tiempo realizado.</text:p>
      <text:p text:style-name="Standard"/>
      <text:p text:style-name="Standard"><text:span text:style-name="T5"><text:tab/>Actividad 10:</text:span> Conformidad final entre cliente y responsable del proyecto según documentacion oficial de requerimientos generadas.</text:p>
      <text:p text:style-name="Standard"><text:tab/><text:tab/>- <text:s/>Acuerdo entre el cliente y responsable del proyecto de requerimientos y funcionalidades generadas en el documento oficial de requerimientos.</text:p>
      <text:p text:style-name="Standard"><text:tab/><text:tab/>- <text:s/>Se podria volver a la actividad 3 en caso que fuese necesario en comun acuerdo entre el cliente y responsable de proyecto.</text:p>
      <text:p text:style-name="Standard"><text:tab/></text:p>
      <text:p text:style-name="P2">D2 <text:s/>- Administración de requerimientos</text:p>
      <text:p text:style-name="Standard"/>
      <text:p text:style-name="Standard">En proyectos de desarrollo pueden surgir nuevos requerimeintos según el ambiente que lo rodea, las necesidades del mercado o según requerimientos que el cliente desee incorporar al proyecto.</text:p>
      <text:p text:style-name="Standard"/>
      <text:p text:style-name="P4"><text:tab/>Actividad 1: Realizar y obtener la comprensión de los nuevos requerimientos.</text:p>
      <text:p text:style-name="P4"><text:tab/><text:tab/>Esta actividad incluye la verificación de los nuevos requerimientos relacionados con los requerimientos definidos. Incluye el estudio de viabilidad de cada requerimiento y la documentacion correspondiente generada para realizar el historial de cambios de requerimientos.</text:p>
      <text:p text:style-name="P4"><text:tab/><text:tab/>El analisis de cada nuevo requeriento es realizado para determinar la comprensión entre clientes y desarrolladores.</text:p>
      <text:p text:style-name="P4"/>
      <text:p text:style-name="P4"><text:tab/>Actividad 2: Obtener la aprobación de la interpretación de los nuevos requerimientos generados por parte del cliente.</text:p>
      <text:p text:style-name="P4"><text:tab/><text:tab/>Se acepta o rechaza la interpertación de nuevos requermiento pudiendo corregir aspectos que podrian crear conflictos de funconalidades.</text:p>
      <text:p text:style-name="P4"><text:tab/><text:tab/>Una vez aceptado los nuevos requerimientos se realiza la documentación requerida para el seguimiento del proyecto.</text:p>
      <text:p text:style-name="P4"/>
      <text:p text:style-name="P4"><text:tab/>Actividad 3: Administrar los cambios de los requerimientos</text:p>
      <text:p text:style-name="P4"><text:tab/><text:tab/>Realizar seguimiento de implementación de nuevos requerimientos asi como la documentación requerida correspondiente a todos los cambios realizados con respecto a los diversos requerimientos funcionales y no funcionales generados.</text:p>
      <text:p text:style-name="P4"/>
      <text:p text:style-name="P4"><text:tab/>Actividad 4: Identificar inconsistencias entre proyecto de trabajo y nuevos requerimientos</text:p>
      <text:p text:style-name="Standard"><text:tab/><text:tab/>Identificar las inconsistencia que podrian ocurrir preferencialmente desde el origen, asi tambien como la debida documentación del caso y tomar las acciones correctivas.</text:p>
      <text:p text:style-name="P1"/>
      <text:p text:style-name="Standard"/>
      <text:p text:style-name="P3">D2 – Analisis y Diseño</text:p>
      <text:p text:style-name="Standard"><text:tab/>Actividad 1. Comprensión de documentos final de requerimientos por parte de los miembros del equipo de analisis y diseño.</text:p>
      <text:p text:style-name="Standard"/>
      <text:p text:style-name="Standard"><text:tab/>Actividad 2. Crear documentacion de analisis y diseño <text:s/>incluyendo arquitectura interna del sistema, arquitectura hardware, identificación de subsistemas, definición de interfaces, definicion de estados de conceptos principales del sistema. Registro de incorporacion, modificaciones y eliminación según miembro .</text:p>
      <text:p text:style-name="Standard"/>
      <text:p text:style-name="Standard"><text:tab/>Actividad 3. Verificación de documentos relacionado con documento oficial de requerimientos.</text:p>
      <text:p text:style-name="Standard"><text:tab/>Actividad 4: Modificación del documento en caso de problemas encontrados y registro de actividades realizadas sobre el mismo.</text:p>
      <text:p text:style-name="Standard"/>
      <text:p text:style-name="Standard"><text:tab/>Actividad 5: Realizar Planificación de Pruebas Individuales e Integración de modulos.</text:p>
      <text:p text:style-name="Standard"/>
      <text:p text:style-name="Standard"/>
      <text:p text:style-name="Standard"><text:tab/>* Evaluación: Definir niveles según se cumplan las actividades del proceso.</text:p>
      <text:p text:style-name="Standard"><text:tab/><text:tab/>La evaluación se realizara sobre cada fase del desarrollo del software donde en una fase se puede optener <text:s/>un nivel optimo de rendimiento mientras que en las otras fases solo se tengo una optimizacion parcial de los mis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4-28T11:05:57</meta:creation-date>
    <dc:date>2008-05-22T21:01:25</dc:date>
    <dc:language>es-ES</dc:language>
    <meta:editing-cycles>11</meta:editing-cycles>
    <meta:editing-duration>PT7H30M27S</meta:editing-duration>
    <meta:user-defined meta:name="Info 1"/>
    <meta:user-defined meta:name="Info 2"/>
    <meta:user-defined meta:name="Info 3"/>
    <meta:user-defined meta:name="Info 4"/>
    <meta:document-statistic meta:table-count="1" meta:image-count="0" meta:object-count="0" meta:page-count="4" meta:paragraph-count="94" meta:word-count="929" meta:character-count="6793"/>
  </office:meta>
</office:document-meta>
</file>